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Nomenclature des classes</text:p>
      <text:p text:style-name="Standard"/>
      <text:p text:style-name="Standard">1. les noms des classes doivent être égales aux noms des fichiers</text:p>
      <text:p text:style-name="Standard"><text:tab/>ex :fichier : <text:s/>Personne.php</text:p>
      <text:p text:style-name="Standard"><text:tab/><text:s text:c="5"/>classe : Personne</text:p>
      <text:p text:style-name="Standard"><text:tab/>CamelCase : ex : ClientModel</text:p>
      <text:p text:style-name="Standard">2. les nom des variables : les CamelCase. Ex : nomVariable.</text:p>
      <text:p text:style-name="Standard">3. les nom des méthodes : underscore pour les méthodes qui sont composés de deux noms. Ex : get_Id()</text:p>
      <text:p text:style-name="Standard">4. Tour commenter votre codes banduku</text:p>
      <text:p text:style-name="Standard">5. commits : [ALLIAS] Commentaire en question ( en français bien sure).</text:p>
      <text:p text:style-name="Standard"><text:tab/>ALLIAS :</text:p>
      <text:p text:style-name="Standard"><text:tab/>-NEW : Création d’un nouveau fichiers</text:p>
      <text:p text:style-name="Standard"><text:tab/>- ADD : - Création d’un class dans un fichiers</text:p>
      <text:p text:style-name="Standard"><text:tab/>-UPDATE : pour toute modification</text:p>
      <text:p text:style-name="Standard"><text:tab/>-DELETE : pour toute suppression</text:p>
      <text:p text:style-name="Standard"><text:tab/>- FIX : pour toute résolution d’un bug. Ex :: [NEW] Création du fichier Personne.php</text:p>
      <text:p text:style-name="Standard"><text:tab/>ex : [NEW] Création du fichier Personne.php</text:p>
      <text:p text:style-name="Standard">6. Utilisation des routes. (faire une bonne configuration</text:p>
      <text:p text:style-name="Standard">7. pour Charger une librairie, un model, il faut le configurer dans le fichier autoloa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o Majila</dc:creator>
    <meta:creation-date>2019-04-17T10:37:00Z</meta:creation-date>
    <dc:date>2019-04-18T03:09:00Z</dc:date>
    <meta:template xlink:href="Normal.dotm" xlink:type="simple"/>
    <meta:editing-cycles>3</meta:editing-cycles>
    <meta:editing-duration>PT52560S</meta:editing-duration>
    <meta:document-statistic meta:page-count="1" meta:paragraph-count="1" meta:word-count="132" meta:character-count="889" meta:row-count="6" meta:non-whitespace-character-count="758"/>
  </office:meta>
</office:document-meta>
</file>